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fo:font-size="8pt" style:font-name-asian="Noto Sans CJK KR" style:font-size-asian="8pt" style:font-size-complex="8pt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rsid="0047ca63" officeooo:paragraph-rsid="0047ca63" style:font-name-asian="Noto Sans CJK KR" style:font-size-asian="6pt" style:font-size-complex="6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rsid="0047ca63" officeooo:paragraph-rsid="005122f0" style:font-name-asian="Noto Sans CJK KR" style:font-size-asian="6pt" style:font-size-complex="6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rsid="0047ca63" officeooo:paragraph-rsid="005152fe" style:font-name-asian="Noto Sans CJK KR" style:font-size-asian="6pt" style:font-size-complex="6pt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rsid="0047ca63" officeooo:paragraph-rsid="0055e180" style:font-name-asian="Noto Sans CJK KR" style:font-size-asian="6pt" style:font-size-complex="6pt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style:font-name-asian="Noto Sans CJK KR" style:font-size-asian="6pt" style:font-size-complex="6pt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paragraph-rsid="004d80ad" style:font-name-asian="Noto Sans CJK KR" style:font-size-asian="6pt" style:font-size-complex="6pt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paragraph-rsid="006a97ac" style:font-name-asian="Noto Sans CJK KR" style:font-size-asian="6pt" style:font-size-complex="6pt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paragraph-rsid="006da0ff" style:font-name-asian="Noto Sans CJK KR" style:font-size-asian="6pt" style:font-size-complex="6pt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paragraph-rsid="007e51fc" style:font-name-asian="Noto Sans CJK KR" style:font-size-asian="6pt" style:font-size-complex="6pt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paragraph-rsid="0086cc99" style:font-name-asian="Noto Sans CJK KR" style:font-size-asian="6pt" style:font-size-complex="6pt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paragraph-rsid="00962892" style:font-name-asian="Noto Sans CJK KR" style:font-size-asian="6pt" style:font-size-complex="6pt"/>
    </style:style>
    <style:style style:name="P15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paragraph-rsid="009e916a" style:font-name-asian="Noto Sans CJK KR" style:font-size-asian="6pt" style:font-size-complex="6pt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paragraph-rsid="009f0edf" style:font-name-asian="Noto Sans CJK KR" style:font-size-asian="6pt" style:font-size-complex="6pt"/>
    </style:style>
    <style:style style:name="P17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paragraph-rsid="00a37655" style:font-name-asian="Noto Sans CJK KR" style:font-size-asian="6pt" style:font-size-complex="6pt"/>
    </style:style>
    <style:style style:name="P18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paragraph-rsid="00bae14a" style:font-name-asian="Noto Sans CJK KR" style:font-size-asian="6pt" style:font-size-complex="6pt"/>
    </style:style>
    <style:style style:name="P19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paragraph-rsid="00be7f6e" style:font-name-asian="Noto Sans CJK KR" style:font-size-asian="6pt" style:font-size-complex="6pt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rsid="0086cc99" officeooo:paragraph-rsid="0086cc99" style:font-name-asian="Noto Sans CJK KR" style:font-size-asian="6pt" style:font-size-complex="6pt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rsid="009bd3d9" officeooo:paragraph-rsid="009bd3d9" style:font-name-asian="Noto Sans CJK KR" style:font-size-asian="6pt" style:font-size-complex="6pt"/>
    </style:style>
    <style:style style:name="P22" style:family="paragraph" style:parent-style-name="Text_20_body">
      <style:paragraph-properties fo:margin-top="0in" fo:margin-bottom="0in" loext:contextual-spacing="false" fo:text-align="start" style:justify-single-word="false"/>
      <style:text-properties fo:font-size="6pt" officeooo:rsid="009bd3d9" officeooo:paragraph-rsid="00ac0bcd" style:font-name-asian="Noto Sans CJK KR" style:font-size-asian="6pt" style:font-size-complex="6pt"/>
    </style:style>
    <style:style style:name="P23" style:family="paragraph" style:parent-style-name="Title">
      <style:paragraph-properties fo:text-align="start" style:justify-single-word="false"/>
      <style:text-properties fo:font-size="8pt" officeooo:paragraph-rsid="00468634" style:font-size-asian="8pt" style:font-size-complex="8pt"/>
    </style:style>
    <style:style style:name="P24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T1" style:family="text">
      <style:text-properties officeooo:rsid="00798a75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section text:style-name="Sect1" text:name="Section1"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  <text:p text:style-name="P1"/>
      <text:p text:style-name="P1"/>
      <text:p text:style-name="P1"/>
      <text:p text:style-name="P1">星空夜語</text:p>
      <text:p text:style-name="P1"/>
      <text:p text:style-name="P1"/>
      <text:p text:style-name="P1">------ <text:s/>the choice of life is you become what you believe !</text:p>
      <text:p text:style-name="P1"/>
      <text:p text:style-name="P1">世上最大的阻力與最遠的距離是</text:p>
      <text:p text:style-name="P1">不相信</text:p>
      <text:p text:style-name="P1">不自信</text:p>
      <text:p text:style-name="P1"/>
      <text:p text:style-name="P1">認知</text:p>
      <text:p text:style-name="P1">是認知本身的障礙</text:p>
      <text:p text:style-name="P1"/>
      <text:p text:style-name="P1">世界的祕密是</text:p>
      <text:p text:style-name="P1">意念可變成現實</text:p>
      <text:p text:style-name="P1">我們最終成爲</text:p>
      <text:p text:style-name="P1">我們所相信的</text:p>
      <text:p text:style-name="P1"/>
      <text:p text:style-name="P1">在尋夢的路上</text:p>
      <text:p text:style-name="P1">需要有韌性和血汗</text:p>
      <text:p text:style-name="P1">在千錘百煉中</text:p>
      <text:p text:style-name="P1">仍不變初心</text:p>
      <text:p text:style-name="P1">然後</text:p>
      <text:p text:style-name="P1">慢慢堅強</text:p>
      <text:p text:style-name="P1"><text:soft-page-break/>漸漸勇敢</text:p>
      <text:p text:style-name="P1"/>
      <text:p text:style-name="P1">在悲慘絕望的黑夜盡頭</text:p>
      <text:p text:style-name="P1">更需有正念</text:p>
      <text:p text:style-name="P1">因爲</text:p>
      <text:p text:style-name="P1">惡魔未必難以擊潰</text:p>
      <text:p text:style-name="P1"/>
      <text:p text:style-name="P1">所以</text:p>
      <text:p text:style-name="P1">相信</text:p>
      <text:p text:style-name="P1">所相信</text:p>
      <text:p text:style-name="P1">樂觀</text:p>
      <text:p text:style-name="P1">所樂觀</text:p>
      <text:p text:style-name="P1"/>
      <text:p text:style-name="P1">人生一路同行</text:p>
      <text:p text:style-name="P1">或長</text:p>
      <text:p text:style-name="P1">或短</text:p>
      <text:p text:style-name="P1">總有知己</text:p>
      <text:p text:style-name="P1">總有不安分的靈魂和</text:p>
      <text:p text:style-name="P1">愛管閒事的心</text:p>
      <text:p text:style-name="P1">這樣的人</text:p>
      <text:p text:style-name="P1">光遇見</text:p>
      <text:p text:style-name="P1">已是世界的恩典</text:p>
      <text:p text:style-name="P1">足以溫暖餘生</text:p>
      <text:p text:style-name="P1">我已經很知足</text:p>
      <text:p text:style-name="P1">其他於我</text:p>
      <text:p text:style-name="P1">只是額外的恩典和奢求</text:p>
      <text:p text:style-name="P1">我會帶着幸福的眼淚追憶着</text:p>
      <text:p text:style-name="P1">你留在夜空的痕跡</text:p>
      <text:p text:style-name="P1">雖然心會很疼</text:p>
      <text:p text:style-name="P1">眼裡會有淚</text:p>
      <text:p text:style-name="P1">但也是幸福的味道</text:p>
      <text:p text:style-name="P1"/>
      <text:p text:style-name="P1">是你</text:p>
      <text:p text:style-name="P1">讓我覺得活着</text:p>
      <text:p text:style-name="P1">特別有意義</text:p>
      <text:p text:style-name="P1">且值得</text:p>
      <text:p text:style-name="P1">你的出現</text:p>
      <text:p text:style-name="P1">已讓我驚見了生命的黃山</text:p>
      <text:p text:style-name="P1">哪怕</text:p>
      <text:p text:style-name="P1">生命就此畫上了句號</text:p>
      <text:p text:style-name="P1">心裡也是帶着感恩與無悔</text:p>
      <text:p text:style-name="P1"/>
      <text:p text:style-name="P1"><text:soft-page-break/>所有的一切</text:p>
      <text:p text:style-name="P1">管他是奇蹟</text:p>
      <text:p text:style-name="P1">是安排</text:p>
      <text:p text:style-name="P1">是戲弄</text:p>
      <text:p text:style-name="P1">或是鬼老天的刻意刁難</text:p>
      <text:p text:style-name="P1">餘生</text:p>
      <text:p text:style-name="P1">只想循着你的痕跡</text:p>
      <text:p text:style-name="P1">不管是在路上</text:p>
      <text:p text:style-name="P1">或是在故鄉的橋上</text:p>
      <text:p text:style-name="P1"/>
      <text:p text:style-name="P1">或許</text:p>
      <text:p text:style-name="P1">我的努力</text:p>
      <text:p text:style-name="P1">也可以喚醒越來越多的人</text:p>
      <text:p text:style-name="P1"/>
      <text:p text:style-name="P1">我知道</text:p>
      <text:p text:style-name="P1">如今的我</text:p>
      <text:p text:style-name="P1">超級讓人失望</text:p>
      <text:p text:style-name="P1">我也敢想象</text:p>
      <text:p text:style-name="P1">在你眼裡</text:p>
      <text:p text:style-name="P1">我也早已是一包香菸</text:p>
      <text:p text:style-name="P1">但我自詡還是個中華牌的</text:p>
      <text:p text:style-name="P1"/>
      <text:p text:style-name="P1">親愛的</text:p>
      <text:p text:style-name="P1">將你推下深淵</text:p>
      <text:p text:style-name="P1">是我無法彌補的過錯</text:p>
      <text:p text:style-name="P1">原諒與否於我毫無意義</text:p>
      <text:p text:style-name="P1">我對自己是真的失望透頂</text:p>
      <text:p text:style-name="P1">只是魔鬼的操縱手段太深</text:p>
      <text:p text:style-name="P1">我依舊尚未醒來</text:p>
      <text:p text:style-name="P1">也不知道如何醒來</text:p>
      <text:p text:style-name="P1"/>
      <text:p text:style-name="P1">這世界正在顛覆我的認知</text:p>
      <text:p text:style-name="P1">如幻亦如夢</text:p>
      <text:p text:style-name="P1">就像你的出現</text:p>
      <text:p text:style-name="P1"/>
      <text:p text:style-name="P1">而魔鬼的謊言</text:p>
      <text:p text:style-name="P1">堆積成山</text:p>
      <text:p text:style-name="P1">刻意將真相嘲諷和黑化</text:p>
      <text:p text:style-name="P1">把世界變得渾濁不堪</text:p>
      <text:p text:style-name="P1">如笑話</text:p>
      <text:p text:style-name="P1">似地獄</text:p>
      <text:p text:style-name="P1">讓人難以看清真相</text:p>
      <text:p text:style-name="P1"><text:soft-page-break/>就像我難以看到你</text:p>
      <text:p text:style-name="P1"/>
      <text:p text:style-name="P1">你的出現</text:p>
      <text:p text:style-name="P1">讓漂泊絕望的我</text:p>
      <text:p text:style-name="P1">看到了海岸亮起的航燈</text:p>
      <text:p text:style-name="P1"/>
      <text:p text:style-name="P1">你</text:p>
      <text:p text:style-name="P1">是千年的佳釀</text:p>
      <text:p text:style-name="P1">也是千年的</text:p>
      <text:p text:style-name="P1"/>
      <text:p text:style-name="P1">星空夜語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09-29T12:34:43.337610047</dc:date>
    <meta:editing-duration>PT4H10M14S</meta:editing-duration>
    <meta:editing-cycles>155</meta:editing-cycles>
    <meta:document-statistic meta:table-count="0" meta:image-count="0" meta:object-count="0" meta:page-count="4" meta:paragraph-count="99" meta:word-count="588" meta:character-count="635" meta:non-whitespace-character-count="623"/>
  </office:meta>
</office:document-meta>
</file>